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40f5" officeooo:paragraph-rsid="000a40f5"/>
    </style:style>
    <style:style style:name="P2" style:family="paragraph" style:parent-style-name="Standard">
      <style:text-properties officeooo:rsid="000a40f5" officeooo:paragraph-rsid="000bc541"/>
    </style:style>
    <style:style style:name="P3" style:family="paragraph" style:parent-style-name="Standard">
      <style:text-properties officeooo:rsid="000b6920" officeooo:paragraph-rsid="000b6920"/>
    </style:style>
    <style:style style:name="T1" style:family="text">
      <style:text-properties officeooo:rsid="000b6920"/>
    </style:style>
    <style:style style:name="T2" style:family="text">
      <style:text-properties officeooo:rsid="000bc541"/>
    </style:style>
    <style:style style:name="T3" style:family="text">
      <style:text-properties officeooo:rsid="000d8d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Here's an example of using reduce to find the sum of squares of a vector of numbers.</text:span></text:p>
      <text:p text:style-name="P2"><text:span text:style-name="T1">Reduce takes three arguments:</text:span></text:p>
      <text:p text:style-name="P1"/>
      <text:p text:style-name="P1">A function <text:span text:style-name="T1">to apply to the collection</text:span></text:p>
      <text:p text:style-name="P1"/>
      <text:p text:style-name="P1">An initial value <text:span text:style-name="T1">for the result</text:span></text:p>
      <text:p text:style-name="P1"/>
      <text:p text:style-name="P1">And a collection.</text:p>
      <text:p text:style-name="P1"/>
      <text:p text:style-name="P3">The function to be applied has TWO arguments:</text:p>
      <text:p text:style-name="P3"/>
      <text:p text:style-name="P3">The <text:span text:style-name="T3">result, which is accumulated as reduce proceeds,</text:span></text:p>
      <text:p text:style-name="P3"/>
      <text:p text:style-name="P3">and the current value from the collection</text:p>
      <text:p text:style-name="P3"/>
      <text:p text:style-name="P3">When reduce starts, it uses the initial value and the first item in the collection as inputs to the function.</text:p>
      <text:p text:style-name="P3"/>
      <text:p text:style-name="P3">The output of that function becomes the new "accumulated result" as reduce moves on to the next item in the collection.</text:p>
      <text:p text:style-name="P3"/>
      <text:p text:style-name="P3">And *that* output becomes the new result as reduce moves forward again.</text:p>
      <text:p text:style-name="P3"/>
      <text:p text:style-name="P3">The result after processing the last item in the collection is the value of the reduc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David Eisenberg</meta:initial-creator>
    <meta:creation-date>2016-08-05T17:37:20.858966549</meta:creation-date>
    <dc:date>2016-08-05T17:43:36.241621084</dc:date>
    <dc:creator>J David Eisenberg</dc:creator>
    <meta:editing-duration>PT6M15S</meta:editing-duration>
    <meta:editing-cycles>4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12" meta:word-count="129" meta:character-count="722" meta:non-whitespace-character-count="605"/>
  </office:meta>
</office:document-meta>
</file>